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9"/>
  </office:automatic-styles>
  <office:body>
    <office:spreadsheet>
      <table:table table:name="Tabelle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rho</text:p>
          </table:table-cell>
          <table:table-cell table:number-columns-repeated="3"/>
          <table:table-cell office:value-type="string" calcext:value-type="string">
            <text:p>sigma</text:p>
          </table:table-cell>
          <table:table-cell table:number-columns-repeated="6"/>
          <table:table-cell office:value-type="string" calcext:value-type="string">
            <text:p>Fehl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Metha</text:p>
          </table:table-cell>
          <table:table-cell office:value-type="string" calcext:value-type="string">
            <text:p>Ethy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B5]*[.E5]*[.F5]*9.81/4" office:value-type="float" office:value="7296187.5" calcext:value-type="float">
            <text:p/>
          </table:table-cell>
          <table:table-cell table:formula="of:=[.C5]*[.E5]*[.G5]*9.81/4" office:value-type="float" office:value="2657896.875" calcext:value-type="float">
            <text:p/>
          </table:table-cell>
          <table:table-cell table:formula="of:=[.D5]*[.E5]*[.H5]*9.81/4" office:value-type="float" office:value="4998930.75" calcext:value-type="float">
            <text:p/>
          </table:table-cell>
          <table:table-cell/>
          <table:table-cell table:style-name="ce1" table:formula="of:=[.J5]*10^(-8)*10^3" office:value-type="float" office:value="72.961875" calcext:value-type="float">
            <text:p/>
          </table:table-cell>
          <table:table-cell table:style-name="ce1" table:formula="of:=[.K5]*10^(-8)*10^3" office:value-type="float" office:value="26.57896875" calcext:value-type="float">
            <text:p/>
          </table:table-cell>
          <table:table-cell table:style-name="ce1" table:formula="of:=[.L5]*10^(-8)*10^3" office:value-type="float" office:value="49.9893075" calcext:value-type="float">
            <text:p/>
          </table:table-cell>
          <table:table-cell table:style-name="ce2" table:formula="of:=SQRT((1/[.B5])^2+(2/[.E5])^2)*[.N5]" office:value-type="float" office:value="2.70053549377249" calcext:value-type="float">
            <text:p/>
          </table:table-cell>
          <table:table-cell table:style-name="ce2" table:formula="of:=SQRT((1/[.C5])^2+(2/[.E5])^2+(0/[.G5])^2)*[.O5]" office:value-type="float" office:value="1.87905558190353" calcext:value-type="float">
            <text:p/>
          </table:table-cell>
          <table:table-cell table:style-name="ce2" table:formula="of:=SQRT((1/[.D5])^2+(2/[.E5])^2+(0/[.H5])^2)*[.P5]" office:value-type="float" office:value="2.5586268649732" calcext:value-type="float">
            <text:p/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B6]*[.E6]*[.F6]*9.81/4" office:value-type="float" office:value="7713112.5" calcext:value-type="float">
            <text:p/>
          </table:table-cell>
          <table:table-cell table:formula="of:=[.C6]*[.E6]*[.G6]*9.81/4" office:value-type="float" office:value="2480703.75" calcext:value-type="float">
            <text:p/>
          </table:table-cell>
          <table:table-cell table:formula="of:=[.D6]*[.E6]*[.H6]*9.81/4" office:value-type="float" office:value="4998930.75" calcext:value-type="float">
            <text:p/>
          </table:table-cell>
          <table:table-cell/>
          <table:table-cell table:style-name="ce1" table:formula="of:=[.J6]*10^(-8)*10^3" office:value-type="float" office:value="77.131125" calcext:value-type="float">
            <text:p/>
          </table:table-cell>
          <table:table-cell table:style-name="ce1" table:formula="of:=[.K6]*10^(-8)*10^3" office:value-type="float" office:value="24.8070375" calcext:value-type="float">
            <text:p/>
          </table:table-cell>
          <table:table-cell table:style-name="ce1" table:formula="of:=[.L6]*10^(-8)*10^3" office:value-type="float" office:value="49.9893075" calcext:value-type="float">
            <text:p/>
          </table:table-cell>
          <table:table-cell table:style-name="ce2" table:formula="of:=SQRT((1/[.B6])^2+(2/[.E6])^2)*[.N6]" office:value-type="float" office:value="2.76393594591572" calcext:value-type="float">
            <text:p/>
          </table:table-cell>
          <table:table-cell table:style-name="ce2" table:formula="of:=SQRT((1/[.C6])^2+(2/[.E6])^2+(0/[.G6])^2)*[.O6]" office:value-type="float" office:value="1.86559379494883" calcext:value-type="float">
            <text:p/>
          </table:table-cell>
          <table:table-cell table:style-name="ce2" table:formula="of:=SQRT((1/[.D6])^2+(2/[.E6])^2+(0/[.H6])^2)*[.P6]" office:value-type="float" office:value="2.5586268649732" calcext:value-type="float">
            <text:p/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B7]*[.E7]*[.F7]*9.81/4" office:value-type="float" office:value="7921575" calcext:value-type="float">
            <text:p/>
          </table:table-cell>
          <table:table-cell table:formula="of:=[.C7]*[.E7]*[.G7]*9.81/4" office:value-type="float" office:value="2480703.75" calcext:value-type="float">
            <text:p/>
          </table:table-cell>
          <table:table-cell table:formula="of:=[.D7]*[.E7]*[.H7]*9.81/4" office:value-type="float" office:value="5453379" calcext:value-type="float">
            <text:p/>
          </table:table-cell>
          <table:table-cell/>
          <table:table-cell table:style-name="ce1" table:formula="of:=[.J7]*10^(-8)*10^3" office:value-type="float" office:value="79.21575" calcext:value-type="float">
            <text:p/>
          </table:table-cell>
          <table:table-cell table:style-name="ce1" table:formula="of:=[.K7]*10^(-8)*10^3" office:value-type="float" office:value="24.8070375" calcext:value-type="float">
            <text:p/>
          </table:table-cell>
          <table:table-cell table:style-name="ce1" table:formula="of:=[.L7]*10^(-8)*10^3" office:value-type="float" office:value="54.53379" calcext:value-type="float">
            <text:p/>
          </table:table-cell>
          <table:table-cell table:style-name="ce2" table:formula="of:=SQRT((1/[.B7])^2+(2/[.E7])^2)*[.N7]" office:value-type="float" office:value="2.79638777722708" calcext:value-type="float">
            <text:p/>
          </table:table-cell>
          <table:table-cell table:style-name="ce2" table:formula="of:=SQRT((1/[.C7])^2+(2/[.E7])^2+(0/[.G7])^2)*[.O7]" office:value-type="float" office:value="1.86559379494883" calcext:value-type="float">
            <text:p/>
          </table:table-cell>
          <table:table-cell table:style-name="ce2" table:formula="of:=SQRT((1/[.D7])^2+(2/[.E7])^2+(0/[.H7])^2)*[.P7]" office:value-type="float" office:value="2.60951127380312" calcext:value-type="float">
            <text:p/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B8]*[.E8]*[.F8]*9.81/4" office:value-type="float" office:value="2582482.5" calcext:value-type="float">
            <text:p/>
          </table:table-cell>
          <table:table-cell table:formula="of:=[.C8]*[.E8]*[.G8]*9.81/4" office:value-type="float" office:value="2439011.25" calcext:value-type="float">
            <text:p/>
          </table:table-cell>
          <table:table-cell table:formula="of:=[.D8]*[.E8]*[.H8]*9.81/4" office:value-type="float" office:value="6255346.5" calcext:value-type="float">
            <text:p/>
          </table:table-cell>
          <table:table-cell/>
          <table:table-cell table:style-name="ce1" table:formula="of:=[.J8]*10^(-8)*10^3" office:value-type="float" office:value="25.824825" calcext:value-type="float">
            <text:p/>
          </table:table-cell>
          <table:table-cell table:style-name="ce1" table:formula="of:=[.K8]*10^(-8)*10^3" office:value-type="float" office:value="24.3901125" calcext:value-type="float">
            <text:p/>
          </table:table-cell>
          <table:table-cell table:style-name="ce1" table:formula="of:=[.L8]*10^(-8)*10^3" office:value-type="float" office:value="62.553465" calcext:value-type="float">
            <text:p/>
          </table:table-cell>
          <table:table-cell table:style-name="ce2" table:formula="of:=SQRT((1/[.B8])^2+(2/[.E8])^2)*[.N8]" office:value-type="float" office:value="2.90318410252002" calcext:value-type="float">
            <text:p/>
          </table:table-cell>
          <table:table-cell table:style-name="ce2" table:formula="of:=SQRT((1/[.C8])^2+(2/[.E8])^2+(0/[.G8])^2)*[.O8]" office:value-type="float" office:value="2.47438928490478" calcext:value-type="float">
            <text:p/>
          </table:table-cell>
          <table:table-cell table:style-name="ce2" table:formula="of:=SQRT((1/[.D8])^2+(2/[.E8])^2+(0/[.H8])^2)*[.P8]" office:value-type="float" office:value="3.30540785121376" calcext:value-type="float">
            <text:p/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B9]*[.E9]*[.F9]*9.81/4" office:value-type="float" office:value="6599677.5" calcext:value-type="float">
            <text:p/>
          </table:table-cell>
          <table:table-cell table:formula="of:=[.C9]*[.E9]*[.G9]*9.81/4" office:value-type="float" office:value="2439011.25" calcext:value-type="float">
            <text:p/>
          </table:table-cell>
          <table:table-cell table:formula="of:=[.D9]*[.E9]*[.H9]*9.81/4" office:value-type="float" office:value="5004277.2" calcext:value-type="float">
            <text:p/>
          </table:table-cell>
          <table:table-cell/>
          <table:table-cell table:style-name="ce1" table:formula="of:=[.J9]*10^(-8)*10^3" office:value-type="float" office:value="65.996775" calcext:value-type="float">
            <text:p/>
          </table:table-cell>
          <table:table-cell table:style-name="ce1" table:formula="of:=[.K9]*10^(-8)*10^3" office:value-type="float" office:value="24.3901125" calcext:value-type="float">
            <text:p/>
          </table:table-cell>
          <table:table-cell table:style-name="ce1" table:formula="of:=[.L9]*10^(-8)*10^3" office:value-type="float" office:value="50.042772" calcext:value-type="float">
            <text:p/>
          </table:table-cell>
          <table:table-cell table:style-name="ce2" table:formula="of:=SQRT((1/[.B9])^2+(2/[.E9])^2)*[.N9]" office:value-type="float" office:value="3.08323243579283" calcext:value-type="float">
            <text:p/>
          </table:table-cell>
          <table:table-cell table:style-name="ce2" table:formula="of:=SQRT((1/[.C9])^2+(2/[.E9])^2+(0/[.G9])^2)*[.O9]" office:value-type="float" office:value="2.47438928490478" calcext:value-type="float">
            <text:p/>
          </table:table-cell>
          <table:table-cell table:style-name="ce2" table:formula="of:=SQRT((1/[.D9])^2+(2/[.E9])^2+(0/[.H9])^2)*[.P9]" office:value-type="float" office:value="3.24254589256491" calcext:value-type="float">
            <text:p/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B10]*[.E10]*[.F10]*9.81/4" office:value-type="float" office:value="6886620" calcext:value-type="float">
            <text:p/>
          </table:table-cell>
          <table:table-cell table:formula="of:=[.C10]*[.E10]*[.G10]*9.81/4" office:value-type="float" office:value="2682912.375" calcext:value-type="float">
            <text:p/>
          </table:table-cell>
          <table:table-cell table:formula="of:=[.D10]*[.E10]*[.H10]*9.81/4" office:value-type="float" office:value="4691509.875" calcext:value-type="float">
            <text:p/>
          </table:table-cell>
          <table:table-cell/>
          <table:table-cell table:style-name="ce1" table:formula="of:=[.J10]*10^(-8)*10^3" office:value-type="float" office:value="68.8662" calcext:value-type="float">
            <text:p/>
          </table:table-cell>
          <table:table-cell table:style-name="ce1" table:formula="of:=[.K10]*10^(-8)*10^3" office:value-type="float" office:value="26.82912375" calcext:value-type="float">
            <text:p/>
          </table:table-cell>
          <table:table-cell table:style-name="ce1" table:formula="of:=[.L10]*10^(-8)*10^3" office:value-type="float" office:value="46.91509875" calcext:value-type="float">
            <text:p/>
          </table:table-cell>
          <table:table-cell table:style-name="ce2" table:formula="of:=SQRT((1/[.B10])^2+(2/[.E10])^2)*[.N10]" office:value-type="float" office:value="3.10151570536488" calcext:value-type="float">
            <text:p/>
          </table:table-cell>
          <table:table-cell table:style-name="ce2" table:formula="of:=SQRT((1/[.C10])^2+(2/[.E10])^2+(0/[.G10])^2)*[.O10]" office:value-type="float" office:value="2.48175459885397" calcext:value-type="float">
            <text:p/>
          </table:table-cell>
          <table:table-cell table:style-name="ce2" table:formula="of:=SQRT((1/[.D10])^2+(2/[.E10])^2+(0/[.H10])^2)*[.P10]" office:value-type="float" office:value="3.22885302078336" calcext:value-type="float">
            <text:p/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B11]*[.E11]*[.F11]*9.81/4" office:value-type="float" office:value="6621750" calcext:value-type="float">
            <text:p/>
          </table:table-cell>
          <table:table-cell table:formula="of:=[.C11]*[.E11]*[.G11]*9.81/4" office:value-type="float" office:value="2251395" calcext:value-type="float">
            <text:p/>
          </table:table-cell>
          <table:table-cell table:formula="of:=[.D11]*[.E11]*[.H11]*9.81/4" office:value-type="float" office:value="4811805" calcext:value-type="float">
            <text:p/>
          </table:table-cell>
          <table:table-cell/>
          <table:table-cell table:style-name="ce1" table:formula="of:=[.J11]*10^(-8)*10^3" office:value-type="float" office:value="66.2175" calcext:value-type="float">
            <text:p/>
          </table:table-cell>
          <table:table-cell table:style-name="ce1" table:formula="of:=[.K11]*10^(-8)*10^3" office:value-type="float" office:value="22.51395" calcext:value-type="float">
            <text:p/>
          </table:table-cell>
          <table:table-cell table:style-name="ce1" table:formula="of:=[.L11]*10^(-8)*10^3" office:value-type="float" office:value="48.11805" calcext:value-type="float">
            <text:p/>
          </table:table-cell>
          <table:table-cell table:style-name="ce2" table:formula="of:=SQRT((1/[.B11])^2+(2/[.E11])^2)*[.N11]" office:value-type="float" office:value="4.47539253166692" calcext:value-type="float">
            <text:p/>
          </table:table-cell>
          <table:table-cell table:style-name="ce2" table:formula="of:=SQRT((1/[.C11])^2+(2/[.E11])^2+(0/[.G11])^2)*[.O11]" office:value-type="float" office:value="3.76065425553187" calcext:value-type="float">
            <text:p/>
          </table:table-cell>
          <table:table-cell table:style-name="ce2" table:formula="of:=SQRT((1/[.D11])^2+(2/[.E11])^2+(0/[.H11])^2)*[.P11]" office:value-type="float" office:value="4.84141638717948" calcext:value-type="float">
            <text:p/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B12]*[.E12]*[.F12]*9.81/4" office:value-type="float" office:value="7504650" calcext:value-type="float">
            <text:p/>
          </table:table-cell>
          <table:table-cell table:formula="of:=[.C12]*[.E12]*[.G12]*9.81/4" office:value-type="float" office:value="2251395" calcext:value-type="float">
            <text:p/>
          </table:table-cell>
          <table:table-cell table:formula="of:=[.D12]*[.E12]*[.H12]*9.81/4" office:value-type="float" office:value="4811805" calcext:value-type="float">
            <text:p/>
          </table:table-cell>
          <table:table-cell/>
          <table:table-cell table:style-name="ce1" table:formula="of:=[.J12]*10^(-8)*10^3" office:value-type="float" office:value="75.0465" calcext:value-type="float">
            <text:p/>
          </table:table-cell>
          <table:table-cell table:style-name="ce1" table:formula="of:=[.K12]*10^(-8)*10^3" office:value-type="float" office:value="22.51395" calcext:value-type="float">
            <text:p/>
          </table:table-cell>
          <table:table-cell table:style-name="ce1" table:formula="of:=[.L12]*10^(-8)*10^3" office:value-type="float" office:value="48.11805" calcext:value-type="float">
            <text:p/>
          </table:table-cell>
          <table:table-cell table:style-name="ce2" table:formula="of:=SQRT((1/[.B12])^2+(2/[.E12])^2)*[.N12]" office:value-type="float" office:value="4.49256230591185" calcext:value-type="float">
            <text:p/>
          </table:table-cell>
          <table:table-cell table:style-name="ce2" table:formula="of:=SQRT((1/[.C12])^2+(2/[.E12])^2+(0/[.G12])^2)*[.O12]" office:value-type="float" office:value="3.76065425553187" calcext:value-type="float">
            <text:p/>
          </table:table-cell>
          <table:table-cell table:style-name="ce2" table:formula="of:=SQRT((1/[.D12])^2+(2/[.E12])^2+(0/[.H12])^2)*[.P12]" office:value-type="float" office:value="4.84141638717948" calcext:value-type="float">
            <text:p/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B13]*[.E13]*[.F13]*9.81/4" office:value-type="float" office:value="6621750" calcext:value-type="float">
            <text:p/>
          </table:table-cell>
          <table:table-cell table:formula="of:=[.C13]*[.E13]*[.G13]*9.81/4" office:value-type="float" office:value="2626627.5" calcext:value-type="float">
            <text:p/>
          </table:table-cell>
          <table:table-cell table:formula="of:=[.D13]*[.E13]*[.H13]*9.81/4" office:value-type="float" office:value="5292985.5" calcext:value-type="float">
            <text:p/>
          </table:table-cell>
          <table:table-cell/>
          <table:table-cell table:style-name="ce1" table:formula="of:=[.J13]*10^(-8)*10^3" office:value-type="float" office:value="66.2175" calcext:value-type="float">
            <text:p/>
          </table:table-cell>
          <table:table-cell table:style-name="ce1" table:formula="of:=[.K13]*10^(-8)*10^3" office:value-type="float" office:value="26.266275" calcext:value-type="float">
            <text:p/>
          </table:table-cell>
          <table:table-cell table:style-name="ce1" table:formula="of:=[.L13]*10^(-8)*10^3" office:value-type="float" office:value="52.929855" calcext:value-type="float">
            <text:p/>
          </table:table-cell>
          <table:table-cell table:style-name="ce2" table:formula="of:=SQRT((1/[.B13])^2+(2/[.E13])^2)*[.N13]" office:value-type="float" office:value="4.47539253166692" calcext:value-type="float">
            <text:p/>
          </table:table-cell>
          <table:table-cell table:style-name="ce2" table:formula="of:=SQRT((1/[.C13])^2+(2/[.E13])^2+(0/[.G13])^2)*[.O13]" office:value-type="float" office:value="3.76365751216569" calcext:value-type="float">
            <text:p/>
          </table:table-cell>
          <table:table-cell table:style-name="ce2" table:formula="of:=SQRT((1/[.D13])^2+(2/[.E13])^2+(0/[.H13])^2)*[.P13]" office:value-type="float" office:value="4.84761179778407" calcext:value-type="float">
            <text:p/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x/sig²</text:p>
          </table:table-cell>
          <table:table-cell table:formula="of:=[.N5]/([.Q5]^2)" office:value-type="float" office:value="10.0045188477989" calcext:value-type="float">
            <text:p/>
          </table:table-cell>
          <table:table-cell table:formula="of:=[.O5]/([.R5]^2)" office:value-type="float" office:value="7.52764055516349" calcext:value-type="float">
            <text:p/>
          </table:table-cell>
          <table:table-cell table:formula="of:=[.P5]/([.S5]^2)" office:value-type="float" office:value="7.63595234585483" calcext:value-type="float">
            <text:p/>
          </table:table-cell>
          <table:table-cell table:formula="of:=1/([.Q5]^2)" office:value-type="float" office:value="0.137119815626981" calcext:value-type="float">
            <text:p/>
          </table:table-cell>
          <table:table-cell table:formula="of:=1/([.R5]^2)" office:value-type="float" office:value="0.283217931664993" calcext:value-type="float">
            <text:p/>
          </table:table-cell>
          <table:table-cell table:formula="of:=1/([.S5]^2)" office:value-type="float" office:value="0.152751712870894" calcext:value-type="float">
            <text:p/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8"/>
          <table:table-cell table:formula="of:=[.N6]/([.Q6]^2)" office:value-type="float" office:value="10.0965666777504" calcext:value-type="float">
            <text:p/>
          </table:table-cell>
          <table:table-cell table:formula="of:=[.O6]/([.R6]^2)" office:value-type="float" office:value="7.12755744079447" calcext:value-type="float">
            <text:p/>
          </table:table-cell>
          <table:table-cell table:formula="of:=[.P6]/([.S6]^2)" office:value-type="float" office:value="7.63595234585483" calcext:value-type="float">
            <text:p/>
          </table:table-cell>
          <table:table-cell table:formula="of:=1/([.Q6]^2)" office:value-type="float" office:value="0.130901327807035" calcext:value-type="float">
            <text:p/>
          </table:table-cell>
          <table:table-cell table:formula="of:=1/([.R6]^2)" office:value-type="float" office:value="0.287319976873275" calcext:value-type="float">
            <text:p/>
          </table:table-cell>
          <table:table-cell table:formula="of:=1/([.S6]^2)" office:value-type="float" office:value="0.152751712870894" calcext:value-type="float">
            <text:p/>
          </table:table-cell>
        </table:table-row>
        <table:table-row table:style-name="ro1">
          <table:table-cell table:number-columns-repeated="13"/>
          <table:table-cell table:formula="of:=[.N7]/([.Q7]^2)" office:value-type="float" office:value="10.1301703366188" calcext:value-type="float">
            <text:p/>
          </table:table-cell>
          <table:table-cell table:formula="of:=[.O7]/([.R7]^2)" office:value-type="float" office:value="7.12755744079447" calcext:value-type="float">
            <text:p/>
          </table:table-cell>
          <table:table-cell table:formula="of:=[.P7]/([.S7]^2)" office:value-type="float" office:value="8.00842894212417" calcext:value-type="float">
            <text:p/>
          </table:table-cell>
          <table:table-cell table:formula="of:=1/([.Q7]^2)" office:value-type="float" office:value="0.127880760285913" calcext:value-type="float">
            <text:p/>
          </table:table-cell>
          <table:table-cell table:formula="of:=1/([.R7]^2)" office:value-type="float" office:value="0.287319976873275" calcext:value-type="float">
            <text:p/>
          </table:table-cell>
          <table:table-cell table:formula="of:=1/([.S7]^2)" office:value-type="float" office:value="0.14685260170115" calcext:value-type="float">
            <text:p/>
          </table:table-cell>
        </table:table-row>
        <table:table-row table:style-name="ro1">
          <table:table-cell table:number-columns-repeated="13"/>
          <table:table-cell table:formula="of:=[.N8]/([.Q8]^2)" office:value-type="float" office:value="3.06399627606607" calcext:value-type="float">
            <text:p/>
          </table:table-cell>
          <table:table-cell table:formula="of:=[.O8]/([.R8]^2)" office:value-type="float" office:value="3.98361859425989" calcext:value-type="float">
            <text:p/>
          </table:table-cell>
          <table:table-cell table:formula="of:=[.P8]/([.S8]^2)" office:value-type="float" office:value="5.72533974097209" calcext:value-type="float">
            <text:p/>
          </table:table-cell>
          <table:table-cell table:formula="of:=1/([.Q8]^2)" office:value-type="float" office:value="0.118645383891898" calcext:value-type="float">
            <text:p/>
          </table:table-cell>
          <table:table-cell table:formula="of:=1/([.R8]^2)" office:value-type="float" office:value="0.163329242300948" calcext:value-type="float">
            <text:p/>
          </table:table-cell>
          <table:table-cell table:formula="of:=1/([.S8]^2)" office:value-type="float" office:value="0.0915271398790153" calcext:value-type="float">
            <text:p/>
          </table:table-cell>
        </table:table-row>
        <table:table-row table:style-name="ro1">
          <table:table-cell table:number-columns-repeated="13"/>
          <table:table-cell table:formula="of:=[.N9]/([.Q9]^2)" office:value-type="float" office:value="6.94240877204695" calcext:value-type="float">
            <text:p/>
          </table:table-cell>
          <table:table-cell table:formula="of:=[.O9]/([.R9]^2)" office:value-type="float" office:value="3.98361859425989" calcext:value-type="float">
            <text:p/>
          </table:table-cell>
          <table:table-cell table:formula="of:=[.P9]/([.S9]^2)" office:value-type="float" office:value="4.75958509072098" calcext:value-type="float">
            <text:p/>
          </table:table-cell>
          <table:table-cell table:formula="of:=1/([.Q9]^2)" office:value-type="float" office:value="0.105193151817599" calcext:value-type="float">
            <text:p/>
          </table:table-cell>
          <table:table-cell table:formula="of:=1/([.R9]^2)" office:value-type="float" office:value="0.163329242300948" calcext:value-type="float">
            <text:p/>
          </table:table-cell>
          <table:table-cell table:formula="of:=1/([.S9]^2)" office:value-type="float" office:value="0.0951103406246357" calcext:value-type="float">
            <text:p/>
          </table:table-cell>
        </table:table-row>
        <table:table-row table:style-name="ro1">
          <table:table-cell table:number-columns-repeated="13"/>
          <table:table-cell table:formula="of:=[.N10]/([.Q10]^2)" office:value-type="float" office:value="7.15909540699285" calcext:value-type="float">
            <text:p/>
          </table:table-cell>
          <table:table-cell table:formula="of:=[.O10]/([.R10]^2)" office:value-type="float" office:value="4.35600949777608" calcext:value-type="float">
            <text:p/>
          </table:table-cell>
          <table:table-cell table:formula="of:=[.P10]/([.S10]^2)" office:value-type="float" office:value="4.50003697818847" calcext:value-type="float">
            <text:p/>
          </table:table-cell>
          <table:table-cell table:formula="of:=1/([.Q10]^2)" office:value-type="float" office:value="0.103956591288511" calcext:value-type="float">
            <text:p/>
          </table:table-cell>
          <table:table-cell table:formula="of:=1/([.R10]^2)" office:value-type="float" office:value="0.162361228729137" calcext:value-type="float">
            <text:p/>
          </table:table-cell>
          <table:table-cell table:formula="of:=1/([.S10]^2)" office:value-type="float" office:value="0.0959187361443733" calcext:value-type="float">
            <text:p/>
          </table:table-cell>
        </table:table-row>
        <table:table-row table:style-name="ro1">
          <table:table-cell table:number-columns-repeated="13"/>
          <table:table-cell table:formula="of:=[.N11]/([.Q11]^2)" office:value-type="float" office:value="3.3060583519299" calcext:value-type="float">
            <text:p/>
          </table:table-cell>
          <table:table-cell table:formula="of:=[.O11]/([.R11]^2)" office:value-type="float" office:value="1.59193335530202" calcext:value-type="float">
            <text:p/>
          </table:table-cell>
          <table:table-cell table:formula="of:=[.P11]/([.S11]^2)" office:value-type="float" office:value="2.05287803235746" calcext:value-type="float">
            <text:p/>
          </table:table-cell>
          <table:table-cell table:formula="of:=1/([.Q11]^2)" office:value-type="float" office:value="0.0499272601945091" calcext:value-type="float">
            <text:p/>
          </table:table-cell>
          <table:table-cell table:formula="of:=1/([.R11]^2)" office:value-type="float" office:value="0.0707087541414109" calcext:value-type="float">
            <text:p/>
          </table:table-cell>
          <table:table-cell table:formula="of:=1/([.S11]^2)" office:value-type="float" office:value="0.0426633671222641" calcext:value-type="float">
            <text:p/>
          </table:table-cell>
        </table:table-row>
        <table:table-row table:style-name="ro1">
          <table:table-cell table:number-columns-repeated="13"/>
          <table:table-cell table:formula="of:=[.N12]/([.Q12]^2)" office:value-type="float" office:value="3.7182811479865" calcext:value-type="float">
            <text:p/>
          </table:table-cell>
          <table:table-cell table:formula="of:=[.O12]/([.R12]^2)" office:value-type="float" office:value="1.59193335530202" calcext:value-type="float">
            <text:p/>
          </table:table-cell>
          <table:table-cell table:formula="of:=[.P12]/([.S12]^2)" office:value-type="float" office:value="2.05287803235746" calcext:value-type="float">
            <text:p/>
          </table:table-cell>
          <table:table-cell table:formula="of:=1/([.Q12]^2)" office:value-type="float" office:value="0.049546363227952" calcext:value-type="float">
            <text:p/>
          </table:table-cell>
          <table:table-cell table:formula="of:=1/([.R12]^2)" office:value-type="float" office:value="0.0707087541414109" calcext:value-type="float">
            <text:p/>
          </table:table-cell>
          <table:table-cell table:formula="of:=1/([.S12]^2)" office:value-type="float" office:value="0.0426633671222641" calcext:value-type="float">
            <text:p/>
          </table:table-cell>
        </table:table-row>
        <table:table-row table:style-name="ro1">
          <table:table-cell table:number-columns-repeated="13"/>
          <table:table-cell table:formula="of:=[.N13]/([.Q13]^2)" office:value-type="float" office:value="3.3060583519299" calcext:value-type="float">
            <text:p/>
          </table:table-cell>
          <table:table-cell table:formula="of:=[.O13]/([.R13]^2)" office:value-type="float" office:value="1.85429272407985" calcext:value-type="float">
            <text:p/>
          </table:table-cell>
          <table:table-cell table:formula="of:=[.P13]/([.S13]^2)" office:value-type="float" office:value="2.25239750053087" calcext:value-type="float">
            <text:p/>
          </table:table-cell>
          <table:table-cell table:formula="of:=1/([.Q13]^2)" office:value-type="float" office:value="0.0499272601945091" calcext:value-type="float">
            <text:p/>
          </table:table-cell>
          <table:table-cell table:formula="of:=1/([.R13]^2)" office:value-type="float" office:value="0.0705959533310244" calcext:value-type="float">
            <text:p/>
          </table:table-cell>
          <table:table-cell table:formula="of:=1/([.S13]^2)" office:value-type="float" office:value="0.0425543863766653" calcext:value-type="float">
            <text:p/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Sum x/sig²</text:p>
          </table:table-cell>
          <table:table-cell table:formula="of:=SUM([.N15:.N23])" office:value-type="float" office:value="57.7271541691202" calcext:value-type="float">
            <text:p/>
          </table:table-cell>
          <table:table-cell table:formula="of:=SUM([.O15:.O23])" office:value-type="float" office:value="39.1441615577322" calcext:value-type="float">
            <text:p/>
          </table:table-cell>
          <table:table-cell table:formula="of:=SUM([.P15:.P23])" office:value-type="float" office:value="44.6234490089612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Sum 1/sig²</text:p>
          </table:table-cell>
          <table:table-cell table:formula="of:=SUM([.Q15:.Q23])" office:value-type="float" office:value="0.873097914334907" calcext:value-type="float">
            <text:p/>
          </table:table-cell>
          <table:table-cell table:formula="of:=SUM([.R15:.R23])" office:value-type="float" office:value="1.55889106035642" calcext:value-type="float">
            <text:p/>
          </table:table-cell>
          <table:table-cell table:formula="of:=SUM([.S15:.S23])" office:value-type="float" office:value="0.862793364712156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\bar x</text:p>
          </table:table-cell>
          <table:table-cell table:formula="of:=[.N26]/[.N27]" office:value-type="float" office:value="66.1176177623727" calcext:value-type="float">
            <text:p/>
          </table:table-cell>
          <table:table-cell table:formula="of:=[.O26]/[.O27]" office:value-type="float" office:value="25.1102611036735" calcext:value-type="float">
            <text:p/>
          </table:table-cell>
          <table:table-cell table:formula="of:=[.P26]/[.P27]" office:value-type="float" office:value="51.719740593796" calcext:value-type="float">
            <text:p/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sig_x</text:p>
          </table:table-cell>
          <table:table-cell table:formula="of:=SQRT(1/[.N27])" office:value-type="float" office:value="1.07020881697665" calcext:value-type="float">
            <text:p/>
          </table:table-cell>
          <table:table-cell table:formula="of:=SQRT(1/[.O27])" office:value-type="float" office:value="0.800925492079322" calcext:value-type="float">
            <text:p/>
          </table:table-cell>
          <table:table-cell table:formula="of:=SQRT(1/[.P27])" office:value-type="float" office:value="1.07658072936605" calcext:value-type="float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 style:data-style-name="N2" text:time-value="01:15:47.7327596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20:41:32.712690175</meta:creation-date>
    <dc:date>2014-05-12T01:20:59.945554592</dc:date>
    <meta:editing-duration>PT11M35S</meta:editing-duration>
    <meta:editing-cycles>4</meta:editing-cycles>
    <meta:generator>LibreOffice/4.2.3.3$Linux_X86_64 LibreOffice_project/420m0$Build-3</meta:generator>
    <meta:document-statistic meta:table-count="1" meta:cell-count="243" meta:object-count="0"/>
  </office:meta>
</office:document-meta>
</file>